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dc0c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d13b9" fo:background-color="#81d41a" loext:char-shading-value="0" loext:padding="0in" loext:border="none"/>
    </style:style>
    <style:style style:name="T3" style:family="text">
      <style:text-properties officeooo:rsid="001d13b9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Написать консольную утилиту, которая должна выполнять функции командной строки ОС:<text:line-break/>- переход между каталогами (команда cd)<text:line-break/></text:span><text:span text:style-name="T2">- просмотр содержимого текущего каталога (команда ls)</text:span><text:span text:style-name="T3"><text:line-break/></text:span><text:span text:style-name="T2">- копирование файла (команда cp)</text:span><text:span text:style-name="T3"><text:line-break/></text:span><text:span text:style-name="T2">- подсчёт размера каталога и/или файла (команда sz)</text:span><text:span text:style-name="T3"><text:line-break/></text:span><text:span text:style-name="T2">- удаление файла и/или директорий (команда del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1:18:52.979496434</meta:creation-date>
    <dc:date>2022-01-24T19:08:19.682096840</dc:date>
    <meta:editing-duration>PT9H29M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3" meta:character-count="309" meta:non-whitespace-character-count="267"/>
  </office:meta>
</office:document-meta>
</file>